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000000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top="2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/>
    </style:style>
    <style:style style:name="P9" style:family="paragraph">
      <style:paragraph-properties fo:line-height="105.00%" fo:text-align="left" fo:margin-bottom="8.00pt"/>
    </style:style>
    <text:list-style style:name="L10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10" style:family="paragraph">
      <style:paragraph-properties fo:line-height="105.00%" fo:text-align="lef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top="2.00pt"/>
    </style:style>
    <style:style style:name="P13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APORT TESTÓW EKSPLORACYJNYCH</text:span></text:p>
      <text:p text:style-name="P1"><text:span text:style-name="T1">AUTOR TESTÓW:<text:s/></text:span><text:span text:style-name="T2">Kamil Kwiek</text:span></text:p>
      <text:p text:style-name="P1"><text:span text:style-name="T3">WERSJA DOKUMENTU:</text:span><text:span text:style-name="T4"><text:s/>SESJA NR 6</text:span></text:p>
      <text:p text:style-name="P1"><text:span text:style-name="T5">DATA ROZPOCZ</text:span><text:span text:style-name="T6">ĘCIA I KOŃCA TEST</text:span><text:span text:style-name="T7">ÓW:<text:s/></text:span><text:span text:style-name="T8">04.12.2022 START 15:00 KONIEC 16:30</text:span></text:p>
      <text:p text:style-name="P1"><text:span text:style-name="T9">CZAS TRWANIA SESJI:<text:s/></text:span><text:span text:style-name="T10">90 minut</text:span></text:p>
      <text:p text:style-name="P1"><text:span text:style-name="T11">CEL:<text:s/></text:span><text:span text:style-name="T12">WERYFIKACJA POPRAWNO</text:span><text:span text:style-name="T13">ŚCI DZIAŁANIA POWIADOMIEŃ ORAZ POPRAWNOŚCI NALICZANIA POMIDOR</text:span><text:span text:style-name="T14">ÓW PO ZRESTARTOWANIU CZASU W APLIKACJI ,,Pomodoro Kanban"</text:span></text:p>
      <text:p text:style-name="P1"><text:span text:style-name="T15">APLIKACJA.LINK:<text:s/></text:span><text:span text:style-name="T16">Pomodoro Kanban</text:span><text:span text:style-name="T17"><text:s/></text:span><text:a xlink:href="https://testujpl.gitlab.io/pomodoro-kanban-test/"><text:span text:style-name="T18">https://testujpl.gitlab.io/pomodoro-kanban-test/</text:span></text:a><text:span text:style-name="T19"/></text:p>
      <text:p text:style-name="P1"><text:span text:style-name="T20">ŚRODOWISKO TESTOWE:<text:s/></text:span><text:span text:style-name="T21">Windows 10 Pro; Intel(r) Core(TM) i7-6920HQ CPU @ 2.90GHZ; 64 bitowy system operacyjny.</text:span></text:p>
      <text:p text:style-name="P2"><text:span text:style-name="T22">OBSZAR:</text:span></text:p>
      <text:list text:style-name="L3">
        <text:list-item>
          <text:p text:style-name="P3"><text:span text:style-name="T23">WERYFIKACJA DZIA</text:span><text:span text:style-name="T24">ŁANIA POWIADOMIEŃ.</text:span></text:p>
        </text:list-item>
      </text:list>
      <text:p text:style-name="P4"><text:span text:style-name="T25"/></text:p>
      <text:p text:style-name="P5"><text:span text:style-name="T26">CZEGO NIE UDA</text:span><text:span text:style-name="T27">ŁO SIĘ ZREALIZOWAĆ PODCZAS SESJI:</text:span></text:p>
      <text:list text:style-name="L6">
        <text:list-item>
          <text:p text:style-name="P6"><text:span text:style-name="T28">POPRAWNO</text:span><text:span text:style-name="T29">ŚCI NALICZANIA POMIDOR</text:span><text:span text:style-name="T30">ÓW PO ZRESTARTOWANIU CZASU.</text:span><text:span text:style-name="T31"><text:line-break/></text:span></text:p>
        </text:list-item>
      </text:list>
      <text:p text:style-name="P7"><text:span text:style-name="T32">DEFEKTY:</text:span></text:p>
      <text:list text:style-name="L8">
        <text:list-item>
          <text:p text:style-name="P8"><text:span text:style-name="T33">Po klikni</text:span><text:span text:style-name="T34">ęciu w ustawienia (koło zębate) a następnie w kolumnie Notifications zaznaczenia opcji "Enable Web Notification" nie wyświetla się komunikat po upływie określonego czasu na zadanie.</text:span></text:p>
        </text:list-item>
      </text:list>
      <text:p text:style-name="P9"><text:span text:style-name="T35">KROKI DO REPRODUKCJI:</text:span></text:p>
      <text:list text:style-name="L10">
        <text:list-item>
          <text:p text:style-name="P10"><text:span text:style-name="T36">Wejd</text:span><text:span text:style-name="T37">ź na:<text:s/></text:span><text:a xlink:href="https://testujpl.gitlab.io/pomodoro-kanban-test/"><text:span text:style-name="T38">https://testujpl.gitlab.io/pomodoro-kanban-test/</text:span></text:a><text:span text:style-name="T39"/></text:p>
        </text:list-item>
        <text:list-item>
          <text:p text:style-name="P10"><text:span text:style-name="T40">W ustawieniach &gt; Notifications &gt; Enable Web Notification - zakliknij opcj</text:span><text:span text:style-name="T41">ę, aby była na ż</text:span><text:span text:style-name="T42">ó</text:span><text:span text:style-name="T43">łto.</text:span></text:p>
        </text:list-item>
        <text:list-item>
          <text:p text:style-name="P10"><text:span text:style-name="T44">Kliknij przycisk<text:s/></text:span><text:span text:style-name="T45">,,SAVE"</text:span><text:span text:style-name="T46">.</text:span></text:p>
        </text:list-item>
        <text:list-item>
          <text:p text:style-name="P10"><text:span text:style-name="T46">Uruchom przycisk<text:s/></text:span><text:span text:style-name="T47">,,</text:span><text:span text:style-name="T48">S</text:span><text:span text:style-name="T49">TART"</text:span><text:span text:style-name="T50">.</text:span></text:p>
        </text:list-item>
        <text:list-item>
          <text:p text:style-name="P10"><text:span text:style-name="T50">Zwró</text:span><text:span text:style-name="T51">ć uwagę, że po zakończeniu zadania nie pojawia się powiadomienie.</text:span></text:p>
        </text:list-item>
      </text:list>
      <text:p text:style-name="P11"><text:span text:style-name="T52">OCZEKIWANY REZULTAT:</text:span><text:span text:style-name="T53"><text:s/>Po zako</text:span><text:span text:style-name="T54">ńczeniu czasu pojawia się komunikat. </text:span></text:p>
      <text:p text:style-name="P11"><text:span text:style-name="T55">AKTUALNY REZULTAT:</text:span><text:span text:style-name="T56"><text:s/>Brak komunikatu po zakończeniu czasu.</text:span></text:p>
      <text:p text:style-name="P12"><text:span text:style-name="T57">ODKRYCIA/POTENCJALNE PROBLEMY:<text:s/></text:span><text:span text:style-name="T58">Brak.</text:span></text:p>
      <text:p text:style-name="P13"><text:span text:style-name="T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